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weight="bold" officeooo:rsid="00076842" officeooo:paragraph-rsid="00076842" style:font-weight-asian="bold" style:font-weight-complex="bold"/>
    </style:style>
    <style:style style:name="P2" style:family="paragraph" style:parent-style-name="Standard">
      <style:paragraph-properties fo:text-align="justify" style:justify-single-word="false"/>
      <style:text-properties officeooo:rsid="00076842" officeooo:paragraph-rsid="00076842"/>
    </style:style>
    <style:style style:name="P3" style:family="paragraph" style:parent-style-name="Standard">
      <style:paragraph-properties fo:text-align="justify" style:justify-single-word="false"/>
      <style:text-properties officeooo:paragraph-rsid="00076842"/>
    </style:style>
    <style:style style:name="P4" style:family="paragraph" style:parent-style-name="Heading_20_3">
      <style:paragraph-properties fo:margin-left="0in" fo:margin-right="0in" fo:text-align="justify" style:justify-single-word="false" fo:text-indent="0in" style:auto-text-indent="false"/>
    </style:style>
    <style:style style:name="P5" style:family="paragraph" style:parent-style-name="Text_20_body">
      <style:paragraph-properties fo:text-align="justify" style:justify-single-word="false"/>
      <style:text-properties fo:font-size="12pt" style:font-size-asian="12pt" style:font-size-complex="12pt"/>
    </style:style>
    <style:style style:name="P6" style:family="paragraph" style:parent-style-name="Text_20_body">
      <style:paragraph-properties fo:text-align="justify" style:justify-single-word="false"/>
      <style:text-properties fo:font-size="14pt" style:font-size-asian="14pt" style:font-size-complex="14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size="12pt" fo:font-weight="bold" officeooo:rsid="0007cf93" officeooo:paragraph-rsid="0007cf93" style:font-size-asian="12pt" style:font-weight-asian="bold" style:font-size-complex="12pt" style:font-weight-complex="bold"/>
    </style:style>
    <style:style style:name="P9" style:family="paragraph" style:parent-style-name="Text_20_body">
      <style:paragraph-properties fo:text-align="justify" style:justify-single-word="false"/>
      <style:text-properties officeooo:paragraph-rsid="0007cf93"/>
    </style:style>
    <style:style style:name="P10" style:family="paragraph" style:parent-style-name="Text_20_body">
      <style:paragraph-properties fo:text-align="justify" style:justify-single-word="false"/>
      <style:text-properties fo:font-size="12pt" officeooo:rsid="0008ba0f" style:font-size-asian="12pt" style:font-size-complex="12pt"/>
    </style:style>
    <style:style style:name="P11" style:family="paragraph" style:parent-style-name="Text_20_body">
      <style:paragraph-properties fo:text-align="justify" style:justify-single-word="false"/>
      <style:text-properties fo:font-size="12pt" fo:font-weight="bold" officeooo:rsid="0008ba0f" officeooo:paragraph-rsid="0008ba0f" style:font-size-asian="12pt" style:font-weight-asian="bold" style:font-size-complex="12pt" style:font-weight-complex="bold"/>
    </style:style>
    <style:style style:name="P12" style:family="paragraph" style:parent-style-name="Text_20_body">
      <style:paragraph-properties fo:text-align="justify" style:justify-single-word="false"/>
      <style:text-properties officeooo:paragraph-rsid="0008ba0f"/>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officeooo:rsid="0008ba0f" officeooo:paragraph-rsid="0008ba0f"/>
    </style:style>
    <style:style style:name="P15" style:family="paragraph" style:parent-style-name="Text_20_body">
      <style:paragraph-properties fo:text-align="justify" style:justify-single-word="false"/>
      <style:text-properties fo:font-size="12pt" officeooo:rsid="0009a075" officeooo:paragraph-rsid="0009a075" style:font-size-asian="12pt" style:font-size-complex="12pt"/>
    </style:style>
    <style:style style:name="P16" style:family="paragraph" style:parent-style-name="Text_20_body" style:list-style-name="L1">
      <style:paragraph-properties fo:margin-top="0in" fo:margin-bottom="0in" style:contextual-spacing="false"/>
      <style:text-properties officeooo:paragraph-rsid="000b15fb"/>
    </style:style>
    <style:style style:name="P17" style:family="paragraph" style:parent-style-name="Text_20_body" style:list-style-name="L1">
      <style:text-properties officeooo:paragraph-rsid="000b15fb"/>
    </style:style>
    <style:style style:name="P18" style:family="paragraph" style:parent-style-name="Heading_20_3">
      <style:text-properties fo:font-size="12pt" officeooo:rsid="0009a075" style:font-size-asian="12pt" style:font-size-complex="12pt"/>
    </style:style>
    <style:style style:name="T1" style:family="text">
      <style:text-properties officeooo:rsid="00076842"/>
    </style:style>
    <style:style style:name="T2" style:family="text">
      <style:text-properties fo:font-size="12pt" style:font-size-asian="12pt" style:font-size-complex="12pt"/>
    </style:style>
    <style:style style:name="T3" style:family="text">
      <style:text-properties fo:font-size="12pt" officeooo:rsid="0007cf93" style:font-size-asian="12pt" style:font-size-complex="12pt"/>
    </style:style>
    <style:style style:name="T4" style:family="text">
      <style:text-properties fo:font-weight="bold" officeooo:rsid="0007cf93" style:font-weight-asian="bold" style:font-weight-complex="bold"/>
    </style:style>
    <style:style style:name="T5" style:family="text">
      <style:text-properties fo:font-weight="bold" style:font-weight-asian="bold" style:font-weight-complex="bold"/>
    </style:style>
    <style:style style:name="T6" style:family="text">
      <style:text-properties fo:font-size="12pt" fo:font-weight="bold" officeooo:rsid="0007cf93" style:font-size-asian="12pt" style:font-weight-asian="bold" style:font-size-complex="12pt" style:font-weight-complex="bold"/>
    </style:style>
    <style:style style:name="T7" style:family="text">
      <style:text-properties fo:language="en" fo:country="US"/>
    </style:style>
    <style:style style:name="T8" style:family="text">
      <style:text-properties fo:language="en" fo:country="US" fo:font-weight="bold"/>
    </style:style>
    <style:style style:name="T9" style:family="text">
      <style:text-properties fo:language="en" fo:country="US" fo:font-weight="normal" style:font-weight-asian="normal" style:font-weight-complex="normal"/>
    </style:style>
    <style:style style:name="T10" style:family="text">
      <style:text-properties fo:font-size="12pt" fo:font-weight="bold" officeooo:rsid="0008ba0f" style:font-size-asian="12pt" style:font-weight-asian="bold" style:font-size-complex="12pt" style:font-weight-complex="bold"/>
    </style:style>
    <style:style style:name="T11" style:family="text">
      <style:text-properties officeooo:rsid="0008ba0f"/>
    </style:style>
    <style:style style:name="T12" style:family="text">
      <style:text-properties fo:font-weight="bold" officeooo:rsid="0009a075" style:font-weight-asian="bold" style:font-weight-complex="bold"/>
    </style:style>
    <style:style style:name="T13" style:family="text">
      <style:text-properties fo:font-weight="normal" officeooo:rsid="000b15fb" style:font-weight-asian="normal" style:font-weight-complex="normal"/>
    </style:style>
    <style:style style:name="T14" style:family="text">
      <style:text-properties officeooo:rsid="000b15fb"/>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apply-filter="true" form:method="post" form:control-implementation="ooo:com.sun.star.form.component.Form" office:target-frame="" xlink:href="https://www.themediaant.com/blog/wp-comments-post.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themediaant.com/blog/wp-comments-post.php" xlink:type="simple">
          <form:properties>
            <form:property form:property-name="PropertyChangeNotificationEnabled" office:value-type="boolean" office:boolean-value="true"/>
          </form:properties>
        </form:form>
        <form:form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Define Classified Ads. What kinds of products and services are advertised in classified ads?</text:p>
      <text:p text:style-name="P2">Ans ; Classified ads is a form of advertising or a small advertising that you put in a newspaper or magazine usually you want to sell or buy something or to find a job or offer a job.</text:p>
      <text:p text:style-name="P3"><text:span text:style-name="T1">Products and services that are advertised in classified ads are as follows,</text:span></text:p>
      <text:h text:style-name="P4" text:outline-level="3"><text:bookmark text:name="1_Situation_Vacant"/><text:span text:style-name="T2">1) </text:span><text:span text:style-name="Strong_20_Emphasis"><text:span text:style-name="T2">Situation Vacant</text:span></text:span></text:h>
      <text:p text:style-name="P5">Situation vacant advertisement means that you have a vacant place(for jobs) and you are publishing an advertisement that the one who is eligible can apply for that.</text:p>
      <text:h text:style-name="P4" text:outline-level="3"><text:bookmark text:name="2_To-let"/><text:span text:style-name="T2">2) </text:span><text:span text:style-name="Strong_20_Emphasis"><text:span text:style-name="T2">To-let</text:span></text:span></text:h>
      <text:p text:style-name="P5">These ads inform the potential <text:span text:style-name="T1">person</text:span> about a room or property, which is available for rent. </text:p>
      <text:h text:style-name="P4" text:outline-level="3"><text:bookmark text:name="3_Sale_and_purchase_of_PropertyVehiclesGoods"/><text:span text:style-name="T2">3) </text:span><text:span text:style-name="Strong_20_Emphasis"><text:span text:style-name="T2">Sale and purchase of Property/Vehicles/Goods</text:span></text:span></text:h>
      <text:p text:style-name="P5">We frequently buy and sell properties and other items in our daily lives.  We often issue a newspaper advertisement called a sale and purchase advertisement for this purpose.</text:p>
      <text:h text:style-name="P4" text:outline-level="3"><text:bookmark text:name="4_Education_Institutions_promotion"/><text:span text:style-name="T2">4) </text:span><text:span text:style-name="Strong_20_Emphasis"><text:span text:style-name="T2">Education Institutions promotion</text:span></text:span></text:h>
      <text:p text:style-name="P5">Ads that are published for the purpose of attracting students to enroll in particular institutions are called education institution promotion ads.</text:p>
      <text:h text:style-name="P4" text:outline-level="3"><text:span text:style-name="T3">5</text:span><text:span text:style-name="T2">) </text:span><text:span text:style-name="Strong_20_Emphasis"><text:span text:style-name="T2">Accommodation Wanted</text:span></text:span></text:h>
      <text:p text:style-name="P5">This type of classified advertisement is used by individuals or families who are seeking rental accommodations, such as apartments, houses, or rooms. People looking for accommodation typically specify their preferences, such as location, budget, and the type of property they are seeking. Contact information is usually provided for interested landlords or property owners to get in touch.</text:p>
      <text:p text:style-name="P5"><text:s/></text:p>
      <text:p text:style-name="P5"/>
      <text:p text:style-name="P6"><text:span text:style-name="T4">2. W</text:span><text:span text:style-name="T5">rite an argument about use of animal in medical research</text:span></text:p>
      <text:p text:style-name="P7">Animals have biological systems similar to humans, making them suitable models for studying diseases, testing treatments, and ensuring the safety of drugs before they are used in humans.</text:p>
      <text:p text:style-name="P7">Testing on animals allows researchers to identify potential risks, side effects, and effectiveness of medical treatments, reducing harm to humans during clinical trials.</text:p>
      <text:p text:style-name="P7">However, using animals in medical research raises ethical concerns, as it can cause pain and suffering to living creatures. Some argue that modern alternatives, such as computer modeling or cell cultures, can replace animal testing.</text:p>
      <text:p text:style-name="P7">While ethical concerns are valid, the use of animals in medical research remains essential for advancing medical knowledge, developing life-saving treatments, and ensuring human safety, until reliable alternatives are universally available and effective.</text:p>
      <text:p text:style-name="P5"/>
      <text:p text:style-name="P8"><text:soft-page-break/>3. What is assumption ? Give your answer with two examples of assumption.</text:p>
      <text:p text:style-name="P9"><text:span text:style-name="T6">Ans : </text:span><text:span text:style-name="T7">An assumption is </text:span><text:span text:style-name="T8">s</text:span><text:span text:style-name="T9">omething that you assume to be the case, even without proof.</text:span><text:span text:style-name="T7"> For example, people might make the assumption that you're a nerd if you wear glasses, even though that's not true.</text:span></text:p>
      <text:p text:style-name="P5"/>
      <text:p text:style-name="P10"/>
      <text:p text:style-name="P11">Group C</text:p>
      <text:p text:style-name="P12"><text:span text:style-name="T10">Suppose you are a computer dealer in kathmandu. Write a letter to apple company headquaters, Cupertino, california expressing your intention in distributing the latest apple laptop in Nepal.</text:span><text:line-break/>Kathmandu, Nepal</text:p>
      <text:p text:style-name="P12"><text:span text:style-name="Strong_20_Emphasis"><text:span text:style-name="T11">January 1, 2025</text:span></text:span></text:p>
      <text:p text:style-name="P13"><text:span text:style-name="Strong_20_Emphasis">To </text:span>The Manager<text:line-break/>Apple Inc.<text:line-break/>Cupertino, California, USA</text:p>
      <text:p text:style-name="P7"><text:span text:style-name="Strong_20_Emphasis">Subject:</text:span> Proposal to Distribute the Latest Apple Laptops in Nepal</text:p>
      <text:p text:style-name="P7">Dear Sir/Madam,</text:p>
      <text:p text:style-name="P7">I am writing to show my keen interest in becoming an authorized distributor of the latest Apple laptops here in Nepal. As one of the leading computer dealers in Kathmandu, I have been successful in meeting the ever-growing demand for all kinds of premium electronic devices in the region.</text:p>
      <text:p text:style-name="P7">We have noticed a trend in Nepal of adapting newer technologies, especially among students, professionals, and businesses. With the reputation Apple has built for its innovation and quality, I believe that your laptops have a great potential to capture the market here. My company has a proper distribution network, a customer support team, and the required expertise to effectively promote and sell Apple products.</text:p>
      <text:p text:style-name="P7">I am <text:span text:style-name="T11">happy</text:span> to work with Apple Inc. and help in the extension of your brand in Nepal. I humbly request information on the further steps necessary for this proposal. I am attached with all other information as may be so required by you.</text:p>
      <text:p text:style-name="P7">Thank you for considering my request. I look forward to your positive response.</text:p>
      <text:p text:style-name="P13">Yours sincerely,<text:line-break/><text:span text:style-name="T11">Sujan Tamang</text:span></text:p>
      <text:p text:style-name="P14">Manager</text:p>
      <text:p text:style-name="P11"/>
      <text:p text:style-name="P5"/>
      <text:p text:style-name="P5"/>
      <text:p text:style-name="P5"/>
      <text:p text:style-name="P5"><text:soft-page-break/><text:span text:style-name="T12">What is oral communication? How does technology help in making oral communication effective? Write your answer with different kinds of oral communication modules.</text:span></text:p>
      <text:p text:style-name="P15"><text:span text:style-name="T5">Ans : </text:span><text:span text:style-name="T13">Oral communication is the process of conveying messages by spoken words. In comparison to written communication, oral communication is more interactive, cost effective and it gets instant feedback.</text:span></text:p>
      <text:p text:style-name="P15"><text:span text:style-name="T13">Technology has significantly improved the effectiveness of oral communication by</text:span></text:p>
      <text:list text:style-name="L1">
        <text:list-item>
          <text:p text:style-name="P16"><text:span text:style-name="Strong_20_Emphasis">Video Conferencing Platforms</text:span></text:p>
          <text:p text:style-name="P16">Tools like Zoom, Microsoft Teams, and Google Meet enable face-to-face communication across long distances, making meetings, interviews, and conferences more effective.</text:p>
        </text:list-item>
        <text:list-item>
          <text:p text:style-name="P16"><text:span text:style-name="Strong_20_Emphasis">Voice Recorders</text:span></text:p>
          <text:p text:style-name="P16">Devices and apps like smartphones or <text:span text:style-name="T14">recorder </text:span>software help record speeches or conversations for future reference.</text:p>
        </text:list-item>
        <text:list-item>
          <text:p text:style-name="P16"><text:span text:style-name="Strong_20_Emphasis">Presentation Tools</text:span></text:p>
          <text:p text:style-name="P16">Software like PowerPoint supports oral communication by providing visual aids that enhance understanding.</text:p>
        </text:list-item>
        <text:list-item>
          <text:p text:style-name="P16"><text:span text:style-name="Strong_20_Emphasis">Translation Apps</text:span></text:p>
          <text:p text:style-name="P16">Tools like Google Translate help overcome language barriers during oral communication.</text:p>
        </text:list-item>
        <text:list-item>
          <text:p text:style-name="P17"><text:span text:style-name="Strong_20_Emphasis">Social Media and Streaming</text:span></text:p>
          <text:p text:style-name="P17">Platforms like YouTube, Instagram, and podcasts allow sharing ideas orally with a global audience.</text:p>
        </text:list-item>
      </text:list>
      <text:h text:style-name="P18" text:outline-level="3"><text:span text:style-name="Strong_20_Emphasis"><text:span text:style-name="T13"/></text:span></text:h>
      <text:p text:style-name="P5"><text:bookmark text:name="frm_email_56"/><text:bookmark text:name="field_uukqo"/><text:bookmark text:name="field_rm7r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18:03:59.581318327</meta:creation-date>
    <meta:print-date>2025-01-02T19:25:07.050394742</meta:print-date>
    <meta:printed-by>PDF files</meta:printed-by>
    <dc:date>2025-01-02T20:50:00.154853262</dc:date>
    <meta:editing-duration>PT1H24M52S</meta:editing-duration>
    <meta:editing-cycles>3</meta:editing-cycles>
    <meta:generator>LibreOffice/24.8.3.2$Linux_X86_64 LibreOffice_project/480$Build-2</meta:generator>
    <meta:document-statistic meta:table-count="0" meta:image-count="0" meta:object-count="0" meta:page-count="3" meta:paragraph-count="46" meta:word-count="797" meta:character-count="5167" meta:non-whitespace-character-count="4417"/>
  </office:meta>
</office:document-meta>
</file>